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F2000000759728445A6AC836BD.png" manifest:media-type="image/png"/>
  <manifest:file-entry manifest:full-path="Pictures/100002010000041B0000027DE42A277DAE966639.png" manifest:media-type="image/png"/>
  <manifest:file-entry manifest:full-path="Pictures/1000000000000640000004B00535F804FD43B05F.png" manifest:media-type="image/png"/>
  <manifest:file-entry manifest:full-path="Pictures/1000000000000640000004B0BFA08B0C2898B0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845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opacity="100%" draw:textarea-horizontal-align="justify" draw:textarea-vertical-align="middle" draw:auto-grow-height="false" fo:min-height="1.182cm" fo:min-width="6.092cm" draw:shadow-opacity="100%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style:text-underline-style="none"/>
    </style:style>
    <style:style style:name="T9" style:family="text">
      <style:text-properties fo:font-size="20pt" style:text-underline-style="none" style:font-size-asian="20pt" style:font-size-complex="20pt"/>
    </style:style>
    <style:style style:name="T10" style:family="text">
      <style:text-properties fo:font-size="16pt" fo:font-style="normal" style:font-size-asian="16pt" style:font-style-asian="normal" style:font-size-complex="16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Introduçã</text:span><text:span text:style-name="T1">o ao</text:span></text:p>
            <text:p><text:span text:style-name="T1">Processa</text:span><text:span text:style-name="T1">mento de </text:span><text:span text:style-name="T1">Dados</text:span></text:p>
          </draw:text-box>
        </draw:frame>
        <draw:frame draw:style-name="gr1" draw:text-style-name="P3" draw:layer="layout" svg:width="10.345cm" svg:height="3.744cm" svg:x="14.949cm" svg:y="13.572cm">
          <draw:text-box>
            <text:p text:style-name="P2"><text:span text:style-name="T2">Francisco </text:span><text:span text:style-name="T2">Sant'Anna</text:span></text:p>
            <text:p text:style-name="P2"><text:span text:style-name="T3"/></text:p>
            <text:p text:style-name="P2"><text:span text:style-name="T4">francisco.santanna@gm</text:span><text:span text:style-name="T4">ail.com</text:span></text:p>
            <text:p text:style-name="P2"><text:span text:style-name="T3"/></text:p>
            <text:p text:style-name="P2"><text:span text:style-name="T5">http://github.com/fsant</text:span><text:span text:style-name="T5">anna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Python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" text:id="id1">Download 2.7.*</text:p>
                <text:list>
                  <text:list-item>
                    <text:p xml:id="id2" text:id="id2"><text:span text:style-name="T7">www.python.org/downloads</text:span></text:p>
                  </text:list-item>
                </text:list>
              </text:list-item>
              <text:list-item>
                <text:p xml:id="id4" text:id="id4"><text:span text:style-name="T8">Instalar o arquivo baixado</text:span></text:p>
                <text:list>
                  <text:list-item>
                    <text:p xml:id="id5" text:id="id5"><text:span text:style-name="T9">https://www.python.org/ftp/python/2.7.11/python-2.7.11.msi</text:span></text:p>
                  </text:list-item>
                </text:list>
              </text:list-item>
              <text:list-item>
                <text:p xml:id="id6" text:id="id6"><text:span text:style-name="T8">Executar o “IDLE”</text:span></text:p>
              </text:list-item>
            </text:list>
          </draw:text-box>
        </draw:frame>
        <draw:frame draw:style-name="gr4" draw:text-style-name="P7" xml:id="id3" draw:id="id3" draw:layer="layout" svg:width="11.699cm" svg:height="7.091cm" svg:x="0.368cm" svg:y="13.012cm">
          <draw:image xlink:href="Pictures/100002010000041B0000027DE42A277DAE966639.png" xlink:type="simple" xlink:show="embed" xlink:actuate="onLoad">
            <text:p/>
          </draw:image>
        </draw:frame>
        <draw:frame draw:style-name="gr4" draw:text-style-name="P7" xml:id="id7" draw:id="id7" draw:layer="layout" svg:width="7.718cm" svg:height="3.731cm" svg:x="12.465cm" svg:y="14.655cm">
          <draw:image xlink:href="Pictures/10000000000000F2000000759728445A6AC836BD.png" xlink:type="simple" xlink:show="embed" xlink:actuate="onLoad">
            <text:p/>
          </draw:image>
        </draw:frame>
        <draw:custom-shape draw:style-name="gr5" draw:text-style-name="P8" xml:id="id8" draw:id="id8" draw:layer="layout" svg:width="6.592cm" svg:height="1.432cm" svg:x="20.603cm" svg:y="15.638cm">
          <text:p text:style-name="P4"><text:span text:style-name="T10">anim.gif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meta:creation-date>2011-05-24T14:40:40</meta:creation-date>
    <dc:language>fi-FI</dc:language>
    <meta:editing-cycles>1048</meta:editing-cycles>
    <meta:editing-duration>P46DT11H6M22S</meta:editing-duration>
    <meta:initial-creator>chico </meta:initial-creator>
    <dc:date>2016-08-27T17:53:19.506767709</dc:date>
    <meta:document-statistic meta:object-count="48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